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d0aa0" officeooo:paragraph-rsid="000d0aa0"/>
    </style:style>
    <style:style style:name="P2" style:family="paragraph" style:parent-style-name="Standard" style:list-style-name="L1">
      <style:text-properties officeooo:rsid="0011d012" officeooo:paragraph-rsid="0011d012"/>
    </style:style>
    <style:style style:name="P3" style:family="paragraph" style:parent-style-name="Standard" style:list-style-name="L1">
      <style:text-properties officeooo:rsid="0012cf24" officeooo:paragraph-rsid="0012cf24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/>
    </style:style>
    <style:style style:name="P5" style:family="paragraph" style:parent-style-name="Preformatted_20_Text" style:list-style-name="L1">
      <style:text-properties fo:color="#a9b7c6" style:font-name="DejaVu Sans Mono" officeooo:rsid="000e1354" officeooo:paragraph-rsid="000d0aa0"/>
    </style:style>
    <style:style style:name="P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7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/>
    </style:style>
    <style:style style:name="T1" style:family="text">
      <style:text-properties fo:font-style="italic"/>
    </style:style>
    <style:style style:name="T2" style:family="text">
      <style:text-properties fo:color="#cc7832"/>
    </style:style>
    <style:style style:name="T3" style:family="text">
      <style:text-properties fo:color="#cc7832" style:font-name="DejaVu Sans Mono"/>
    </style:style>
    <style:style style:name="T4" style:family="text">
      <style:text-properties style:font-name="DejaVu Sans Mono"/>
    </style:style>
    <style:style style:name="T5" style:family="text">
      <style:text-properties style:font-name="DejaVu Sans Mono" fo:font-style="italic"/>
    </style:style>
    <style:style style:name="T6" style:family="text">
      <style:text-properties fo:color="#9876aa" style:font-name="DejaVu Sans Mono" fo:font-style="italic"/>
    </style:style>
    <style:style style:name="T7" style:family="text">
      <style:text-properties fo:color="#6897bb" style:font-name="DejaVu Sans Mono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832857789713392376" text:style-name="L1">
        <text:list-item>
          <text:p text:style-name="P5"><text:span text:style-name="T2">if </text:span>(ContextCompat.<text:span text:style-name="T1">checkSelfPermission</text:span>(<text:span text:style-name="T2">this,</text:span></text:p>
        </text:list-item>
      </text:list>
      <text:p text:style-name="P6"><text:span text:style-name="T2"><text:s text:c="8"/></text:span><text:span text:style-name="T4">Manifest.permission.</text:span><text:span text:style-name="T6">RECORD_AUDIO</text:span><text:span text:style-name="T4">) != PackageManager.</text:span><text:span text:style-name="T6">PERMISSION_GRANTED </text:span><text:span text:style-name="T4">&amp;&amp; ContextCompat.</text:span><text:span text:style-name="T5">checkSelfPermission</text:span><text:span text:style-name="T4">(</text:span><text:span text:style-name="T3">this,</text:span></text:p>
      <text:p text:style-name="P6"><text:span text:style-name="T2"><text:s text:c="8"/></text:span><text:span text:style-name="T4">Manifest.permission.</text:span><text:span text:style-name="T6">WRITE_EXTERNAL_STORAGE</text:span><text:span text:style-name="T4">) != PackageManager.</text:span><text:span text:style-name="T6">PERMISSION_GRANTED</text:span><text:span text:style-name="T4">) {</text:span></text:p>
      <text:p text:style-name="P6"><text:s text:c="4"/><text:span text:style-name="T4">String[] permissions = arrayOf(Manifest.permission.</text:span><text:span text:style-name="T6">RECORD_AUDIO</text:span><text:span text:style-name="T3">, </text:span><text:span text:style-name="T4">Manifest.permission.</text:span><text:span text:style-name="T6">WRITE_EXTERNAL_STORAGE</text:span><text:span text:style-name="T3">, </text:span><text:span text:style-name="T4">Manifest.permission.</text:span><text:span text:style-name="T6">READ_EXTERNAL_STORAGE</text:span><text:span text:style-name="T4">)</text:span><text:span text:style-name="T3">;</text:span></text:p>
      <text:p text:style-name="P6"><text:span text:style-name="T2"><text:s text:c="4"/></text:span><text:span text:style-name="T4">ActivityCompat.</text:span><text:span text:style-name="T5">requestPermissions</text:span><text:span text:style-name="T4">(</text:span><text:span text:style-name="T3">this, </text:span><text:span text:style-name="T4">permissions</text:span><text:span text:style-name="T3">,</text:span><text:span text:style-name="T7">0</text:span><text:span text:style-name="T4">)</text:span></text:p>
      <text:p text:style-name="P4">} <text:span text:style-name="T2">else </text:span>{</text:p>
      <text:p text:style-name="P6"><text:s text:c="4"/><text:span text:style-name="T4">startRecording()</text:span><text:span text:style-name="T3">;</text:span></text:p>
      <text:p text:style-name="P7">}</text:p>
      <text:list xml:id="list161726911958384" text:continue-numbering="true" text:style-name="L1">
        <text:list-item>
          <text:p text:style-name="P3">Название поумолчанию создаетса дата и текущие врямя</text:p>
        </text:list-item>
        <text:list-item>
          <text:p text:style-name="P2">кноака записи</text:p>
        </text:list-item>
        <text:list-item>
          <text:p text:style-name="P2">воспроведения</text:p>
        </text:list-item>
        <text:list-item>
          <text:p text:style-name="P2">уровень записи</text:p>
        </text:list-item>
        <text:list-item>
          <text:p text:style-name="P2">список записей</text:p>
        </text:list-item>
        <text:list-item>
          <text:p text:style-name="P2">качество записи </text:p>
        </text:list-item>
        <text:list-item>
          <text:p text:style-name="P2">время записи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5:33:44.690877305</meta:creation-date>
    <meta:editing-duration>PT23M24S</meta:editing-duration>
    <meta:editing-cycles>2</meta:editing-cycles>
    <meta:generator>LibreOffice/5.2.7.2$Linux_X86_64 LibreOffice_project/20m0$Build-2</meta:generator>
    <dc:date>2020-04-06T16:17:26.217127790</dc:date>
    <meta:document-statistic meta:table-count="0" meta:image-count="0" meta:object-count="0" meta:page-count="1" meta:paragraph-count="16" meta:word-count="51" meta:character-count="641" meta:non-whitespace-character-count="585"/>
  </office:meta>
</office:document-meta>
</file>